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Contents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ist_20_Contents"><text:span text:style-name="T1">netstat</text:span> [-veenNcCF] [&lt;Af&gt;] -r </text:p>
      <text:p text:style-name="List_20_Contents"><text:span text:style-name="T1">netstat</text:span> {-V|--version|-h|--help} </text:p>
      <text:p text:style-name="List_20_Contents"><text:span text:style-name="T1">netstat</text:span> [-vnNcaeol] [&lt;Socket&gt; ...] </text:p>
      <text:p text:style-name="P1"><text:span text:style-name="T1">netstat</text:span> { [-veenNac] -i | [-cnNe] -M | -s }</text:p>
      <text:list xml:id="list2753040568" text:style-name="L1">
        <text:list-item>
          <text:p text:style-name="P3"><text:span text:style-name="T1">-r, --route</text:span> Muestra la tabla de enrutamiento. </text:p>
        </text:list-item>
        <text:list-item>
          <text:p text:style-name="P3"><text:span text:style-name="T1">-i, --interfaces</text:span> Muestra la tabla de interfaces </text:p>
        </text:list-item>
        <text:list-item>
          <text:p text:style-name="P3"><text:span text:style-name="T1">-g, --groups</text:span> Muestra los miembros del grupo de multidifusión </text:p>
        </text:list-item>
        <text:list-item>
          <text:p text:style-name="P3"><text:span text:style-name="T1">-s, --statistics</text:span> Muestra estadísticas de red (como SNMP) </text:p>
        </text:list-item>
        <text:list-item>
          <text:p text:style-name="P3"><text:span text:style-name="T1">-M, --masquerade</text:span> Muestra conexiones <text:span text:style-name="T2">enmascaradas</text:span> </text:p>
        </text:list-item>
        <text:list-item>
          <text:p text:style-name="P3"><text:span text:style-name="T1">-v, --verbose</text:span> Muestra más información en la salida </text:p>
        </text:list-item>
        <text:list-item>
          <text:p text:style-name="P3"><text:span text:style-name="T1">-n, --numeric</text:span> No resuelve nombres en general </text:p>
        </text:list-item>
        <text:list-item>
          <text:p text:style-name="P3"><text:span text:style-name="T1">--numeric-hosts</text:span> No resuelve el nombre de los hosts </text:p>
        </text:list-item>
        <text:list-item>
          <text:p text:style-name="P3"><text:span text:style-name="T1">--numeric-ports</text:span> No resuelve el nombre de los puertos </text:p>
        </text:list-item>
        <text:list-item>
          <text:p text:style-name="P3"><text:span text:style-name="T1">--numeric-users</text:span> No resuelve los nombres de usuarios </text:p>
        </text:list-item>
        <text:list-item>
          <text:p text:style-name="P3"><text:span text:style-name="T1">-N, --symbolic</text:span> Muestra los nombres del hardware de red </text:p>
        </text:list-item>
        <text:list-item>
          <text:p text:style-name="P3"><text:span text:style-name="T1">-e, --extend</text:span> Muestra otra/mas información. </text:p>
        </text:list-item>
        <text:list-item>
          <text:p text:style-name="P3"><text:span text:style-name="T1">-p, --programs</text:span> Muestra PID o nombre del programa por cada socket </text:p>
        </text:list-item>
        <text:list-item>
          <text:p text:style-name="P3"><text:span text:style-name="T1">-c, --continuous</text:span> Muestra continuamente las estadísticas de red (hasta que se interrumpa el programa) </text:p>
        </text:list-item>
        <text:list-item>
          <text:p text:style-name="P3"><text:span text:style-name="T1">-l, --listening</text:span> Muestra los <text:span text:style-name="T2">server sockets</text:span> que están es modo <text:span text:style-name="T2">escucha</text:span> </text:p>
        </text:list-item>
        <text:list-item>
          <text:p text:style-name="P3"><text:span text:style-name="T1">-a, --all, --listening</text:span> Muestra todos los sockets (por defecto únicamente los que están en modo <text:span text:style-name="T2">conectado</text:span>) </text:p>
        </text:list-item>
        <text:list-item>
          <text:p text:style-name="P3"><text:span text:style-name="T1">-o, --timers</text:span> Muestra los <text:span text:style-name="T2">timers</text:span> </text:p>
        </text:list-item>
        <text:list-item>
          <text:p text:style-name="P3"><text:span text:style-name="T1">-F, --fib</text:span> Muestra el <text:span text:style-name="T2">Forwarding Information Base</text:span> (por defecto) </text:p>
        </text:list-item>
        <text:list-item>
          <text:p text:style-name="P2"><text:span text:style-name="T1">-C, --cache</text:span> Mostrar el cache de enrutamiento en vez del FIB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9:48:18.074821346</meta:creation-date>
    <dc:date>2018-10-13T19:48:49.982935899</dc:date>
    <meta:editing-duration>PT32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23" meta:word-count="226" meta:character-count="1266" meta:non-whitespace-character-count="1083"/>
  </office:meta>
</office:document-meta>
</file>